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Melissa Riermeier</text:p>
            <text:p text:style-name="P10"/>
            <text:p text:style-name="P10">National Strategist</text:p>
            <text:p text:style-name="Contact_20_info">1234567890 – <text:span text:style-name="T15">ngoc_lemke@leannon.info – </text:span><text:span text:style-name="T16">www.my-website.com</text:span></text:p>
            <text:p text:style-name="Contact_20_info"/>
            <text:p text:style-name="P7">Optio maxime at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559ead3d-dafc-4e0e-9c0b-5004aabffce9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0a7be5b-9170-4c41-aa3d-1b55ce4fd924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c756c4dd-9dd5-474c-b924-4fb10627f2b1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Melissa Riermei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